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660033" draw:fill-color="#cc0066" draw:textarea-horizontal-align="justify" draw:textarea-vertical-align="middle" draw:auto-grow-height="false" fo:min-height="1.698cm" fo:min-width="2.93cm"/>
    </style:style>
    <style:style style:name="gr3" style:family="graphic" style:parent-style-name="standard">
      <style:graphic-properties draw:textarea-horizontal-align="justify" draw:textarea-vertical-align="middle" draw:auto-grow-height="false" fo:min-height="5.858cm" fo:min-width="8.3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svg:stroke-color="#ffcc00" draw:fill-color="#ffff00" draw:textarea-horizontal-align="justify" draw:textarea-vertical-align="middle" draw:auto-grow-height="false" fo:min-height="0.512cm" fo:min-width="0.7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4.167cm"/>
    </style:style>
    <style:style style:name="pr6" style:family="presentation" style:parent-style-name="Default-notes">
      <style:graphic-properties draw:fill-color="#ffffff" fo:min-height="13.38cm"/>
    </style:style>
    <style:style style:name="pr7" style:family="presentation" style:parent-style-name="Default-notes">
      <style:graphic-properties draw:fill-color="#ffffff" fo:min-height="14.954cm"/>
    </style:style>
    <style:style style:name="P1" style:family="paragraph">
      <loext:graphic-properties draw:fill-color="#ffffff"/>
    </style:style>
    <style:style style:name="P2" style:family="paragraph">
      <loext:graphic-properties draw:fill-color="#cc00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e szukaj, znajduj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>Elasticsearch nie tylko dla Wielkodanowców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Dzisiejsza prezentacja jest przeznaczona zarówno dla osób technicznych jak i nietechnicznych.</text:p>
              <text:p>Pokażę dzisiaj zarówno bezpośrednie zastosowania (tzw. przypadki użycia) Elasticsearcha jak i radość z pisania kodu :)</text:p>
              <text:p>Dla każdego coś dobrego</text:p>
              <text:p/>
              <text:p>Chciałbym żebyś po tej prezentacji uwierzył że silniki wyszukiwania to przyszłość analizy danych a jest to dostępne dla każdego.</text:p>
              <text:p/>
              <text:p>Doradca, jak zyskać wirtualnego doradcę!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veloper</text:p>
              </text:list-item>
              <text:list-item>
                <text:p>Wrocław</text:p>
              </text:list-item>
              <text:list-item>
                <text:p/>
              </text:list-item>
              <text:list-item>
                <text:p>XXXXXX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Ja jestem skromnym programistą, z zamiłowania. 7 lat programuję w różnych językach. <text:s/>Ostatnio najwięcej w Pythonie choć moje stanowisko to Programista Javy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tywacja</text:p>
              </text:list-item>
              <text:list-item>
                <text:p>pierwsze uruchomienie</text:p>
              </text:list-item>
              <text:list-item>
                <text:p>troszkę teorii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pytania i odpowiedz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dlaczego od uruchomienia</text:p>
              <text:p>bo najbardziej męczy mnie poznawanie teorii bez praktyki</text:p>
              <text:p>jestem za jak najszybszym (agile) dostarczaniem produktu dla SIEBIE</text:p>
              <text:p>a potem stopniowym usprawnianiem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yw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o co nam dane</text:p>
                <text:list>
                  <text:list-item>
                    <text:p>Gdzie są</text:p>
                  </text:list-item>
                  <text:list-item>
                    <text:p>Kto ich szuka</text:p>
                  </text:list-item>
                  <text:list-item>
                    <text:p>Dane a informacje</text:p>
                  </text:list-item>
                </text:list>
              </text:list-item>
              <text:list-item>
                <text:p>Co gdy brak informacji</text:p>
                <text:list>
                  <text:list-item>
                    <text:p>Support team jest męczony</text:p>
                  </text:list-item>
                  <text:list-item>
                    <text:p>Leczymy skutki</text:p>
                  </text:list-item>
                  <text:list-item>
                    <text:p>Nie widzisz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4.167cm" svg:x="2.1cm" svg:y="14.107cm" presentation:class="notes" presentation:user-transformed="true">
            <draw:text-box>
              <text:p>BigData to brzmi szumnie ale rzeczywiście jesteśmy otoczeni danymi</text:p>
              <text:p>coraz mniejsze urządzenia potrafią generować dane</text:p>
              <text:p>żeby je zrozumieć trzeba je jakoś przerobić</text:p>
              <text:p/>
              <text:p>gdzie</text:p>
              <text:p>różne źródła to komplikacja, wiele serwerów, wiele baz/systemów plików</text:p>
              <text:p>kompetencje ludzi którzy ich szukają mają znaczenie</text:p>
              <text:p/>
              <text:p>Dane przychodzą z wielu źródeł</text:p>
              <text:p>dane to nie informacje</text:p>
              <text:p/>
              <text:p>Wizualizacja jest istotna</text:p>
              <text:p>Jesteśmy stworzeni w taki sposób że obrazy trafiają do nas mocniej niż tekst – pokaż dane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e sukces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talacja i uruchomienie</text:p>
                <text:list>
                  <text:list-item>
                    <text:p>Docker </text:p>
                  </text:list-item>
                  <text:list-item>
                    <text:p>REST jest łatwo konsumowalny</text:p>
                  </text:list-item>
                </text:list>
              </text:list-item>
              <text:list-item>
                <text:p>Reakcje sa nagrodą</text:p>
                <text:list>
                  <text:list-item>
                    <text:p>Namierzenie botów</text:p>
                  </text:list-item>
                  <text:list-item>
                    <text:p>Błędy po wdrożeniu</text:p>
                  </text:list-item>
                  <text:list-item>
                    <text:p>Automatyczne alerty – zdążyć przed ticketem</text:p>
                  </text:list-item>
                  <text:list-item>
                    <text:p>Wąskie gardł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Docker w topologii korporacyjnej</text:p>
              <text:p>Rest to świetny sposób komunikacji ES ze światem – łatwo się integruje (vs SOLR)</text:p>
              <text:p/>
              <text:p>sukces hisotire</text:p>
              <text:p>zobaczyliśmy na własne oczy która część systemu działa najwolniej (wąskie gardło)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żdy moż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inux-unwise, działa z exe</text:p>
              </text:list-item>
              <text:list-item>
                <text:p>co da się z nich wyciągnąć z danych</text:p>
              </text:list-item>
              <text:list-item>
                <text:p>konfiguracje w skryptach</text:p>
              </text:list-item>
              <text:list-item>
                <text:p>wizualizacja to klucz</text:p>
              </text:list-item>
            </text:list>
          </draw:text-box>
        </draw:frame>
        <draw:custom-shape draw:style-name="gr2" draw:text-style-name="P2" draw:layer="layout" svg:width="6.858cm" svg:height="5.842cm" svg:x="17.526cm" svg:y="13.2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i już to mają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hub</text:p>
                <text:list>
                  <text:list-item>
                    <text:p>kod</text:p>
                  </text:list-item>
                </text:list>
              </text:list-item>
              <text:list-item>
                <text:p>Stackoverflow</text:p>
                <text:list>
                  <text:list-item>
                    <text:p>pytania i odpowiedzi</text:p>
                  </text:list-item>
                </text:list>
              </text:list-item>
              <text:list-item>
                <text:p>Symantec</text:p>
                <text:list>
                  <text:list-item>
                    <text:p>zdarzenia od klientów</text:p>
                  </text:list-item>
                </text:list>
              </text:list-item>
              <text:list-item>
                <text:p>...</text:p>
              </text:list-item>
              <text:list-item>
                <text:p>twój zespół?</text:p>
              </text:list-item>
            </text:list>
          </draw:text-box>
        </draw:frame>
        <draw:custom-shape draw:style-name="gr3" draw:text-style-name="P3" draw:layer="layout" svg:width="12.446cm" svg:height="8.636cm" svg:x="13.97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zzz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c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n premises – hostuj sobie sam</text:p>
                <text:list>
                  <text:list-item>
                    <text:p>instalki (Winda i Linuch)</text:p>
                  </text:list-item>
                  <text:list-item>
                    <text:p>Docker-owy obrazek</text:p>
                  </text:list-item>
                </text:list>
              </text:list-item>
              <text:list-item>
                <text:p>Hostingi</text:p>
                <text:list>
                  <text:list-item>
                    <text:p>AWS</text:p>
                  </text:list-item>
                  <text:list-item>
                    <text:p>Bonsai.io</text:p>
                  </text:list-item>
                  <text:list-item>
                    <text:p>Inne też to mają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0.502cm" svg:height="1.187cm" svg:x="5.334cm" svg:y="7.36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erwsze uruchomien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el: pokazać że skomplikowany silnik wyszukiwania da się uruchomić na Twoim kompie</text:p>
              </text:list-item>
              <text:list-item>
                <text:p>Linux + Dockera</text:p>
              </text:list-item>
              <text:list-item>
                <text:p>Health</text:p>
              </text:list-item>
              <text:list-item>
                <text:p>Any REST</text:p>
                <text:list>
                  <text:list-item>
                    <text:p>curl</text:p>
                  </text:list-item>
                  <text:list-item>
                    <text:p>Kibana devtoo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10</text:p>
              <text:p>pierwsze uruchomienie</text:p>
              <text:p>1. pokazujemy compose</text:p>
              <text:p>2. curl na 9200</text:p>
              <text:p>3. idziemy do przeglądarki</text:p>
              <text:p>4. otwieramy devtools</text:p>
              <text:p/>
              <text:p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zzz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każ kotku co masz w środk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lasticsearch to </text:p>
                <text:list>
                  <text:list-item>
                    <text:p>Search engine</text:p>
                  </text:list-item>
                  <text:list-item>
                    <text:p>Biblioteka Lucene</text:p>
                  </text:list-item>
                  <text:list-item>
                    <text:p>RESTowe narzędzie</text:p>
                  </text:list-item>
                </text:list>
              </text:list-item>
              <text:list-item>
                <text:p>Pojęcia</text:p>
                <text:list>
                  <text:list-item>
                    <text:p>index &gt; type &gt; document</text:p>
                  </text:list-item>
                  <text:list-item>
                    <text:p>cluster &gt; node &gt; shard</text:p>
                  </text:list-item>
                  <text:list-item>
                    <text:p>replic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8cm" svg:x="2.1cm" svg:y="14.107cm" presentation:class="notes" presentation:user-transformed="true">
            <draw:text-box>
              <text:p>Pojęcia</text:p>
              <text:p>Niech analogia z bazy relacyjnej będzie dziś z nami</text:p>
              <text:p>Indeks – baza danych</text:p>
              <text:p>Typ – jak tabela</text:p>
              <text:p>Dokument to krotka</text:p>
              <text:p/>
              <text:p>Document to json</text:p>
              <text:p/>
              <text:p>Node to serwer</text:p>
              <text:p>Cluster zbiera node razem</text:p>
              <text:p>Shard to podstawowa jednostka składowania (Lucene)</text:p>
              <text:p/>
              <text:p>Głowne i replica</text:p>
              <text:p/>
              <text:p/>
              <text:p/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stawowe operac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el: Zindeksujemy dokument i zobaczymy co automatycznie stworzył nam silnik ES.</text:p>
              </text:list-item>
              <text:list-item>
                <text:p>Operacje:</text:p>
                <text:list>
                  <text:list-item>
                    <text:p>Tworzę indeks</text:p>
                  </text:list-item>
                  <text:list-item>
                    <text:p>Wrzucam dokument</text:p>
                  </text:list-item>
                  <text:list-item>
                    <text:p>Indeks ma mapowanie</text:p>
                    <text:list>
                      <text:list-item>
                        <text:p>Auto</text:p>
                      </text:list-item>
                    </text:list>
                  </text:list-item>
                  <text:list-item>
                    <text:p>Szukam i znajduję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wrzucam blogpost</text:p>
              <text:p/>
              <text:p>first_interaction.txt</text:p>
              <text:p/>
              <text:p/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 to .. bogactwo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T</text:p>
              </text:list-item>
              <text:list-item>
                <text:p>Language-specific</text:p>
                <text:list>
                  <text:list-item>
                    <text:p>Java</text:p>
                    <text:list>
                      <text:list-item>
                        <text:p>official ES library</text:p>
                      </text:list-item>
                    </text:list>
                  </text:list-item>
                  <text:list-item>
                    <text:p>Spring</text:p>
                    <text:list>
                      <text:list-item>
                        <text:p>SpringData Repository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pokażmy ko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>
            <draw:text-box>
              <text:p/>
              <text:p/>
              <text:p>Przykłady</text:p>
              <text:p/>
              <text:p>W dev_tools (kiedyś sense wtyczka do przeglądarek) używaliśmy API REST</text:p>
              <text:p/>
              <text:p/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SDK python</text:p>
              <text:p>Pokazujemy kod</text:p>
              <text:p/>
              <text:p>Python helpers</text:p>
              <text:p>Piękno generatorów (obsługiwanie kolekcji), domyślnie tworzone chunks do wydajnego indeksowania danych (bulk API)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asticsearch to „baza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ie zawsze jako podstawa</text:p>
                <text:list>
                  <text:list-item>
                    <text:p>Świetny cache</text:p>
                  </text:list-item>
                  <text:list-item>
                    <text:p>Aplikacje zorientowane na search</text:p>
                  </text:list-item>
                </text:list>
              </text:list-item>
              <text:list-item>
                <text:p>Security</text:p>
                <text:list>
                  <text:list-item>
                    <text:p>X-Pack to dodatek</text:p>
                  </text:list-item>
                </text:list>
              </text:list-item>
              <text:list-item>
                <text:p>Transakcje</text:p>
                <text:list>
                  <text:list-item>
                    <text:p>Wersjonowanie dokumentów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Primary datasource – nunu!</text:p>
              <text:p/>
              <text:p>niewiele jest aplikacji które potrzebują bezpiecznego zapisu, ostatnio słyszałem o tym że są całe ruchy społeczne nakłaniające do użycia w fintech (dla finansjery)</text:p>
              <text:p/>
              <text:p>Xpack to bogaty dodatek, posiada wiele rozszerzeń niebędących częścią core ES</text:p>
              <text:p/>
              <text:p>Transakcje nie są od ręki, </text:p>
              <text:p><text:s/><text:tab/>wersja dokumentów sprawdzanie po zapisie</text:p>
              <text:p><text:tab/>dokument który stworzyliśmy krok temu też miał wersję, teraz jak zrobimy PUT 2x to będzie podniesiona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ój Devops doceni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owtarzalne</text:p>
                <text:list>
                  <text:list-item>
                    <text:p>łatwo daje się <text:span text:style-name="T1">zdockeryzować</text:span></text:p>
                  </text:list-item>
                </text:list>
              </text:list-item>
              <text:list-item>
                <text:p>Skalowalne</text:p>
                <text:list>
                  <text:list-item>
                    <text:p>replica</text:p>
                  </text:list-item>
                  <text:list-item>
                    <text:p>status zielony gdy 1 replica</text:p>
                  </text:list-item>
                </text:list>
              </text:list-item>
              <text:list-item>
                <text:p>Chmurowe i znane</text:p>
                <text:list>
                  <text:list-item>
                    <text:p>sporo providerów – PaaS</text:p>
                  </text:list-item>
                  <text:list-item>
                    <text:p>commun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Skalowalne</text:p>
              <text:p><text:tab/>pokaż status/ indices <text:s/>yellow.txt</text:p>
              <text:p/>
              <text:p/>
              <text:p>Chmurowe</text:p>
              <text:p><text:tab/>jak coś kiedyś pisałeś to wiesz jak ważne jest community 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ek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mo #1 : twit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el: o czym piszą fani Java</text:p>
              </text:list-item>
              <text:list-item>
                <text:p>Zindeksowana historia</text:p>
                <text:list>
                  <text:list-item>
                    <text:p>pokaz</text:p>
                  </text:list-item>
                </text:list>
              </text:list-item>
              <text:list-item>
                <text:p>Live: L z ELK </text:p>
                <text:list>
                  <text:list-item>
                    <text:p>Włączamy</text:p>
                  </text:list-item>
                </text:list>
              </text:list-item>
              <text:list-item>
                <text:p>Query to nie Select</text:p>
                <text:list>
                  <text:list-item>
                    <text:p>Search Lite vs DSL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/>
              <text:p>historia wizualizacja <text:a xlink:href="http://localhost:5601/app/kibana#/visualize/edit/4a35bd70-c0bc-11e7-af1c-5f2833b19da7?_g=(refreshInterval:(display:Off,pause:!f,value:0),time:(from:%272017-10-26T20:16:39.439Z%27,mode:absolute,to:%272017-10-27T04:23:16.077Z%27))&amp;_a=(filters:!(),linked:!f,query:(query_string:(analyze_wildcard:!t,query:%27*%27)),uiState:(),vis:(aggs:!((enabled:!t,id:%271%27,params:(),schema:metric,type:count),(enabled:!t,id:%272%27,params:(customInterval:%272h%27,extended_bounds:(),field:%27@timestamp%27,interval:auto,min_doc_count:1),schema:segment,type:date_histogram)),listeners:(),params:(addLegend:!t,addTimeMarker:!f,addTooltip:!t,categoryAxes:!((id:CategoryAxis-1,labels:(show:!t,truncate:100),position:bottom,scale:(type:linear),show:!t,style:(),title:(text:%27@timestamp%20per%2010%20minutes%27),type:category)),grid:(categoryLines:!f,style:(color:%23eee)),legendPosition:right,seriesParams:!((data:(id:%271%27,label:Count),drawLinesBetweenPoints:!t,mode:stacked,show:true,showCircles:!t,type:histogram,valueAxis:ValueAxis-1)),times:!(),valueAxes:!((id:ValueAxis-1,labels:(filter:!f,rotate:0,show:!t,truncate:100),name:LeftAxis-1,position:left,scale:(mode:normal,type:linear),show:!t,style:(),title:(text:Count),type:value))),title:%27date%20histogram%27,type:histogram))" xlink:type="simple">tutaj</text:a></text:p>
              <text:p/>
              <text:p>Logstash napełnił dane</text:p>
              <text:p>odpalamy</text:p>
              <text:p/>
              <text:p/>
              <text:p>Query to nie select</text:p>
              <text:p/>
              <text:p>Lite vs DSL</text:p>
              <text:p>search_dsl_lite.txt</text:p>
              <text:p/>
              <text:p>pole _all wspomnieć </text:p>
              <text:p/>
              <text:p/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ewantna inform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obimy search</text:p>
                <text:list>
                  <text:list-item>
                    <text:p>Search text</text:p>
                  </text:list-item>
                </text:list>
              </text:list-item>
              <text:list-item>
                <text:p>URI : index/typ/_search</text:p>
              </text:list-item>
              <text:list-item>
                <text:p>Search</text:p>
                <text:list>
                  <text:list-item>
                    <text:p>Score</text:p>
                  </text:list-item>
                  <text:list-item>
                    <text:p>TF-IDF</text:p>
                  </text:list-item>
                  <text:list-item>
                    <text:p>Vector Space Model</text:p>
                  </text:list-item>
                </text:list>
              </text:list-item>
              <text:list-item>
                <text:p><text:span text:style-name="T2">Jak</text:span> a nie <text:span text:style-name="T2">Czy</text:span> pasuj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4.954cm" svg:x="2.1cm" svg:y="14.107cm" presentation:class="notes" presentation:user-transformed="true">
            <draw:text-box>
              <text:p>search</text:p>
              <text:p>pandas,javascript,spring</text:p>
              <text:p/>
              <text:p>score</text:p>
              <text:p><text:tab/>TF - jak często token występuje w dokumencie (więcej &gt; większy score)</text:p>
              <text:p><text:tab/>IDF - jak często wyrażenie występuje w każdym dokumenci</text:p>
              <text:p><text:tab/>normalizacja długości pola (krótsze lepiej)</text:p>
              <text:p>VSM – dokumenty zamieniane na wektory na podstawie score</text:p>
              <text:p/>
              <text:p>filtr vs search</text:p>
              <text:p>filtr: chcę kawę a nie herbatę</text:p>
              <text:p>zapytanie punktowane: jadę na wakacje i ważę w głowie czynniki- odległość od morza, basen, jedzenie, cena itp...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tr czy Que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iltr zwraca rezultaty</text:p>
                <text:list>
                  <text:list-item>
                    <text:p>constant_score</text:p>
                  </text:list-item>
                </text:list>
              </text:list-item>
              <text:list-item>
                <text:p>Zalety</text:p>
                <text:list>
                  <text:list-item>
                    <text:p>Szybkość</text:p>
                  </text:list-item>
                  <text:list-item>
                    <text:p>Cache</text:p>
                  </text:list-item>
                </text:list>
              </text:list-item>
              <text:list-item>
                <text:p>Filter + Query</text:p>
                <text:list>
                  <text:list-item>
                    <text:p>bool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2.032cm" svg:y="2.58cm" draw:page-number="2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filter.txt</text:p>
              <text:p/>
              <text:p>zalety</text:p>
              <text:p>nie zależy nam na wyniku</text:p>
              <text:p>cachowanie z pudełka</text:p>
              <text:p/>
              <text:p>filter_query.txt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aliza jest z pudełk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ext vs keyword</text:p>
              </text:list-item>
              <text:list-item>
                <text:p>analiza</text:p>
                <text:list>
                  <text:list-item>
                    <text:p>char filter (np. HTML strip)</text:p>
                  </text:list-item>
                  <text:list-item>
                    <text:p>tokenizer (np. whitespace)</text:p>
                  </text:list-item>
                  <text:list-item>
                    <text:p>token filter (np. stopwords)</text:p>
                  </text:list-item>
                </text:list>
              </text:list-item>
              <text:list-item>
                <text:p>search korzysta z tego</text:p>
                <text:list>
                  <text:list-item>
                    <text:p>index time</text:p>
                  </text:list-item>
                  <text:list-item>
                    <text:p>fraza szukana</text:p>
                  </text:list-item>
                </text:list>
              </text:list-item>
              <text:list-item>
                <text:p>dopasowanie</text:p>
                <text:list>
                  <text:list-item>
                    <text:p>wbudowane</text:p>
                  </text:list-item>
                  <text:list-item>
                    <text:p>stwórz sobie sa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blog_analyze</text:p>
              <text:p/>
              <text:p>analizator.txt</text:p>
              <text:p/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1 analizator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2 analizator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3">Pierwsze uruchomienie</text:span></text:p>
              </text:list-item>
              <text:list-item>
                <text:p><text:span text:style-name="T3">Troszkę teorii</text:span></text:p>
              </text:list-item>
              <text:list-item>
                <text:p><text:span text:style-name="T3">Demo 1 : tekst</text:span></text:p>
              </text:list-item>
              <text:list-item>
                <text:p><text:span text:style-name="T2">Demo 2 : agregacje</text:span>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ie-pełnotekstow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powanie</text:p>
                <text:list>
                  <text:list-item>
                    <text:p>Long,inne</text:p>
                  </text:list-item>
                </text:list>
              </text:list-item>
              <text:list-item>
                <text:p>Agregacje</text:p>
                <text:list>
                  <text:list-item>
                    <text:p>Pojęcia</text:p>
                    <text:list>
                      <text:list-item>
                        <text:p>Bucket, Metric</text:p>
                      </text:list-item>
                    </text:list>
                  </text:list-item>
                </text:list>
              </text:list-item>
              <text:list-item>
                <text:p>Tekst</text:p>
                <text:list>
                  <text:list-item>
                    <text:p>Popularne frazy</text:p>
                  </text:list-item>
                </text:list>
              </text:list-item>
              <text:list-item>
                <text:p>Liczby</text:p>
                <text:list>
                  <text:list-item>
                    <text:p>Średnia, Kumulacja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4.167cm" svg:x="2.1cm" svg:y="14.107cm" presentation:class="notes" presentation:user-transformed="true">
            <draw:text-box>
              <text:p>przed mapowaniem ES widzi json jako tekst</text:p>
              <text:p>już dzisiaj widzieliśmy 1 agregację</text:p>
              <text:p>datehistogram</text:p>
              <text:p/>
              <text:p>elasticsearch to także liczby</text:p>
              <text:p/>
              <text:p>pojęcia podstawowe</text:p>
              <text:p>porównanie HAVING MAX z SQL?</text:p>
              <text:p>bucket to zbiór, sposob podziału</text:p>
              <text:p>metric to operacja na tym, np count (podstawowa)</text:p>
              <text:p>date historgram który widzieliśmy to bucket typu czas(1min) count() pokaż na wykersie to!</text:p>
              <text:p/>
              <text:p>tekst</text:p>
              <text:p>popularne frazy</text:p>
              <text:p/>
              <text:p>liczby: wymień kilka ..</text:p>
              <text:p/>
            </draw:text-box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 #2, trzesięnia ziem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Zdarzenia</text:p>
                <text:list>
                  <text:list-item>
                    <text:p>Miejsce, ile ofiar, gdzie</text:p>
                  </text:list-item>
                </text:list>
              </text:list-item>
              <text:list-item>
                <text:p>Technicznie</text:p>
                <text:list>
                  <text:list-item>
                    <text:p>Logstash</text:p>
                  </text:list-item>
                  <text:list-item>
                    <text:p>Kibana</text:p>
                  </text:list-item>
                </text:list>
              </text:list-item>
              <text:list-item>
                <text:p>Pokazujemy</text:p>
                <text:list>
                  <text:list-item>
                    <text:p>Kiedy ludzie ginęli</text:p>
                  </text:list-item>
                  <text:list-item>
                    <text:p>Geo punk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pokazujemy 2 wizualizacje</text:p>
              <text:p/>
            </draw:text-box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worzenie jest pros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ibana</text:p>
                <text:list>
                  <text:list-item>
                    <text:p>Tworzymy</text:p>
                  </text:list-item>
                </text:list>
              </text:list-item>
              <text:list-item>
                <text:p>Elasticsearch</text:p>
                <text:list>
                  <text:list-item>
                    <text:p>Bucket + Metryka</text:p>
                  </text:list-item>
                </text:list>
              </text:list-item>
              <text:list-item>
                <text:p>API do skonsumowan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histogram </text:p>
              <text:p/>
              <text:p>bucket.txt</text:p>
              <text:p>bucket_metric.txt</text:p>
              <text:p/>
              <text:p>smaczne api – łatwo konsumować te JSONy</text:p>
              <text:p>to właśnie Kibana pokazuje</text:p>
            </draw:text-box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powa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ie ma DDL</text:p>
              </text:list-item>
              <text:list-item>
                <text:p>Auto</text:p>
                <text:list>
                  <text:list-item>
                    <text:p>Coś powstało</text:p>
                  </text:list-item>
                </text:list>
              </text:list-item>
              <text:list-item>
                <text:p>Możesz zdefiniować</text:p>
                <text:list>
                  <text:list-item>
                    <text:p>Put map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4"/></text:p>
              <text:p><text:span text:style-name="T4">czy zauważyłeś że nie powstało żadne DDL do tej pory? Elasticsearch sam zgaduje nazwy typów i tworzy mapowanie</text:span></text:p>
              <text:p><text:span text:style-name="T4">funkcja którą móżna wyłączyć ale na potrzeby developerskie jest po prostu wygodna</text:span></text:p>
              <text:p><text:span text:style-name="T4"/></text:p>
              <text:p><text:span text:style-name="T4">mapowanie plik tworzymy dla bloga a potem korzystamy z radości działań na liczbach które dopiero co zindeksowaliśmy</text:span></text:p>
              <text:p><text:span text:style-name="T4"/></text:p>
              <text:p><text:span text:style-name="T4">mapowanie powstało</text:span></text:p>
              <text:p><text:span text:style-name="T4">zdefiniujemy mapowanie</text:span></text:p>
              <text:p><text:span text:style-name="T4">teraz można range, avg agregacje</text:span></text:p>
              <text:p><text:span text:style-name="T4"/></text:p>
            </draw:text-box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regacje można zawężać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ltr</text:p>
                <text:list>
                  <text:list-item>
                    <text:p>constant_score</text:p>
                  </text:list-item>
                </text:list>
              </text:list-item>
              <text:list-item>
                <text:p>Query</text:p>
                <text:list>
                  <text:list-item>
                    <text:p>Zapytanie</text:p>
                  </text:list-item>
                  <text:list-item>
                    <text:p>Domyślnie : match_all</text:p>
                  </text:list-item>
                </text:list>
              </text:list-item>
              <text:list-item>
                <text:p>Przykład</text:p>
                <text:list>
                  <text:list-item>
                    <text:p>Dla konkretnego kraj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  <draw:custom-shape draw:style-name="gr5" draw:text-style-name="P6" draw:layer="layout" svg:width="2.54cm" svg:height="2.286cm" svg:x="12.7cm" svg:y="9.14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shboard = agregacje + cz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shboard to zbiór wizualizacji</text:p>
              </text:list-item>
              <text:list-item>
                <text:p>przypadki użycia</text:p>
                <text:list>
                  <text:list-item>
                    <text:p>nieustanny monitoring logów</text:p>
                  </text:list-item>
                  <text:list-item>
                    <text:p>trzymaj rękę na pulsie social-media</text:p>
                  </text:list-item>
                </text:list>
              </text:list-item>
              <text:list-item>
                <text:p>stwórzmy dashboard</text:p>
                <text:list>
                  <text:list-item>
                    <text:p>przefiltrujmy go raz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 i 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cjonal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Jest Stempel</text:p>
              </text:list-item>
              <text:list-item>
                <text:p>Jest też chiński</text:p>
              </text:list-item>
              <text:list-item>
                <text:p>Filebeat jest na topie w ELK</text:p>
              </text:list-item>
              <text:list-item>
                <text:p>typo = Fuzzy</text:p>
              </text:list-item>
              <text:list-item>
                <text:p>sugestie = Tokenizuj mądr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Q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16:31:12.047171910</meta:creation-date>
    <dc:date>2017-11-08T15:22:27.172037176</dc:date>
    <meta:editing-duration>PT7H24M46S</meta:editing-duration>
    <meta:editing-cycles>166</meta:editing-cycles>
    <meta:generator>LibreOffice/5.1.6.2$Linux_X86_64 LibreOffice_project/10m0$Build-2</meta:generator>
    <meta:document-statistic meta:object-count="161"/>
  </office:meta>
</office:document-meta>
</file>